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f833" officeooo:paragraph-rsid="001ef833"/>
    </style:style>
    <style:style style:name="P2" style:family="paragraph" style:parent-style-name="Standard">
      <style:text-properties officeooo:rsid="00205b69" officeooo:paragraph-rsid="00205b69"/>
    </style:style>
    <style:style style:name="P3" style:family="paragraph" style:parent-style-name="Standard">
      <style:text-properties officeooo:rsid="00262de4" officeooo:paragraph-rsid="00262de4"/>
    </style:style>
    <style:style style:name="P4" style:family="paragraph" style:parent-style-name="Standard" style:list-style-name="L1">
      <style:text-properties officeooo:rsid="001ef833" officeooo:paragraph-rsid="001ef833"/>
    </style:style>
    <style:style style:name="P5" style:family="paragraph" style:parent-style-name="Standard" style:list-style-name="L1">
      <style:text-properties officeooo:rsid="001ef833" officeooo:paragraph-rsid="00216bdb"/>
    </style:style>
    <style:style style:name="P6" style:family="paragraph" style:parent-style-name="Standard" style:list-style-name="L1">
      <style:text-properties officeooo:rsid="0021a40b" officeooo:paragraph-rsid="0021a40b"/>
    </style:style>
    <style:style style:name="P7" style:family="paragraph" style:parent-style-name="Standard" style:list-style-name="L1">
      <style:text-properties fo:font-weight="bold" officeooo:rsid="0021a40b" officeooo:paragraph-rsid="0021a40b" style:font-weight-asian="bold" style:font-weight-complex="bold"/>
    </style:style>
    <style:style style:name="P8" style:family="paragraph" style:parent-style-name="Standard" style:list-style-name="L1">
      <style:text-properties officeooo:rsid="0023a223" officeooo:paragraph-rsid="0023a223"/>
    </style:style>
    <style:style style:name="P9" style:family="paragraph" style:parent-style-name="Standard" style:list-style-name="L1">
      <style:text-properties fo:font-weight="normal" officeooo:rsid="0023a223" officeooo:paragraph-rsid="0023a223" style:font-weight-asian="normal" style:font-weight-complex="normal"/>
    </style:style>
    <style:style style:name="P10" style:family="paragraph" style:parent-style-name="Standard" style:list-style-name="L1">
      <style:text-properties fo:font-weight="normal" officeooo:rsid="00245dc8" officeooo:paragraph-rsid="00245dc8" style:font-weight-asian="normal" style:font-weight-complex="normal"/>
    </style:style>
    <style:style style:name="P11" style:family="paragraph" style:parent-style-name="Standard" style:list-style-name="L1">
      <style:text-properties fo:font-weight="normal" officeooo:rsid="00262de4" officeooo:paragraph-rsid="00262de4" style:font-weight-asian="normal" style:font-weight-complex="normal"/>
    </style:style>
    <style:style style:name="P12" style:family="paragraph" style:parent-style-name="Standard" style:list-style-name="L3">
      <style:text-properties fo:font-weight="normal" officeooo:rsid="00262de4" officeooo:paragraph-rsid="00262de4" style:font-weight-asian="normal" style:font-weight-complex="normal"/>
    </style:style>
    <style:style style:name="P13" style:family="paragraph" style:parent-style-name="Standard" style:list-style-name="L3">
      <style:text-properties fo:font-weight="normal" officeooo:rsid="0027f418" officeooo:paragraph-rsid="00262de4" style:font-weight-asian="normal" style:font-weight-complex="normal"/>
    </style:style>
    <style:style style:name="P14" style:family="paragraph" style:parent-style-name="Standard" style:list-style-name="L1">
      <style:text-properties officeooo:rsid="00205b69" officeooo:paragraph-rsid="00205b69"/>
    </style:style>
    <style:style style:name="P15" style:family="paragraph" style:parent-style-name="Standard" style:list-style-name="L1">
      <style:text-properties officeooo:rsid="00245dc8" officeooo:paragraph-rsid="00245dc8"/>
    </style:style>
    <style:style style:name="P16" style:family="paragraph" style:parent-style-name="Standard" style:list-style-name="L2">
      <style:text-properties officeooo:rsid="00262de4" officeooo:paragraph-rsid="00262de4"/>
    </style:style>
    <style:style style:name="P17" style:family="paragraph" style:parent-style-name="Standard" style:list-style-name="L3">
      <style:text-properties officeooo:rsid="00262de4" officeooo:paragraph-rsid="00262de4"/>
    </style:style>
    <style:style style:name="P18" style:family="paragraph" style:parent-style-name="Standard" style:list-style-name="L2">
      <style:text-properties officeooo:rsid="00270179" officeooo:paragraph-rsid="00270179"/>
    </style:style>
    <style:style style:name="P19" style:family="paragraph" style:parent-style-name="Standard" style:list-style-name="L3">
      <style:text-properties officeooo:rsid="0027f418" officeooo:paragraph-rsid="0027f418"/>
    </style:style>
    <style:style style:name="P20" style:family="paragraph" style:parent-style-name="Standard">
      <style:text-properties officeooo:rsid="0027f418" officeooo:paragraph-rsid="0027f418"/>
    </style:style>
    <style:style style:name="P21" style:family="paragraph" style:parent-style-name="Standard">
      <style:text-properties fo:font-size="12pt" officeooo:rsid="00281f93" officeooo:paragraph-rsid="00281f93" style:font-size-asian="10.5pt" style:font-size-complex="12pt"/>
    </style:style>
    <style:style style:name="P22" style:family="paragraph" style:parent-style-name="Standard" style:list-style-name="L4">
      <style:text-properties fo:font-size="12pt" officeooo:rsid="00281f93" officeooo:paragraph-rsid="00281f93" style:font-size-asian="10.5pt" style:font-size-complex="12pt"/>
    </style:style>
    <style:style style:name="P23" style:family="paragraph" style:parent-style-name="Standard" style:list-style-name="L4">
      <style:text-properties fo:font-size="12pt" officeooo:rsid="002915f9" officeooo:paragraph-rsid="002915f9" style:font-size-asian="10.5pt" style:font-size-complex="12pt"/>
    </style:style>
    <style:style style:name="P24" style:family="paragraph" style:parent-style-name="Standard">
      <style:text-properties fo:font-size="12pt" officeooo:rsid="002915f9" officeooo:paragraph-rsid="002915f9" style:font-size-asian="10.5pt" style:font-size-complex="12pt"/>
    </style:style>
    <style:style style:name="P25" style:family="paragraph" style:parent-style-name="Standard" style:list-style-name="L4">
      <style:text-properties fo:font-size="12pt" officeooo:rsid="002ae382" officeooo:paragraph-rsid="002ae382" style:font-size-asian="10.5pt" style:font-size-complex="12pt"/>
    </style:style>
    <style:style style:name="P26" style:family="paragraph" style:parent-style-name="Standard" style:list-style-name="L4">
      <style:text-properties fo:font-size="12pt" officeooo:rsid="002b753c" officeooo:paragraph-rsid="002b753c" style:font-size-asian="10.5pt" style:font-size-complex="12pt"/>
    </style:style>
    <style:style style:name="P27" style:family="paragraph" style:parent-style-name="Standard">
      <style:text-properties fo:font-size="12pt" officeooo:rsid="002b753c" officeooo:paragraph-rsid="002b753c" style:font-size-asian="10.5pt" style:font-size-complex="12pt"/>
    </style:style>
    <style:style style:name="P28" style:family="paragraph" style:parent-style-name="Standard" style:list-style-name="L4">
      <style:text-properties fo:font-size="12pt" officeooo:rsid="002c7df4" officeooo:paragraph-rsid="002c7df4" style:font-size-asian="10.5pt" style:font-size-complex="12pt"/>
    </style:style>
    <style:style style:name="P29" style:family="paragraph" style:parent-style-name="Standard" style:list-style-name="L8">
      <style:text-properties fo:font-size="12pt" officeooo:rsid="0032dd06" officeooo:paragraph-rsid="0032dd06" style:font-size-asian="10.5pt" style:font-size-complex="12pt"/>
    </style:style>
    <style:style style:name="P30" style:family="paragraph" style:parent-style-name="Standard" style:list-style-name="L4">
      <style:text-properties fo:font-size="12pt" style:text-underline-style="none" fo:font-weight="normal" officeooo:rsid="002c7df4" officeooo:paragraph-rsid="002c7df4"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c7df4" officeooo:paragraph-rsid="002c7df4" style:font-size-asian="10.5pt" style:font-weight-asian="normal" style:font-size-complex="12pt" style:font-weight-complex="normal"/>
    </style:style>
    <style:style style:name="P32" style:family="paragraph" style:parent-style-name="Standard" style:list-style-name="L6">
      <style:text-properties fo:font-size="12pt" style:text-underline-style="none" fo:font-weight="normal" officeooo:rsid="002e0718" officeooo:paragraph-rsid="002e0718" style:font-size-asian="10.5pt" style:font-weight-asian="normal" style:font-size-complex="12pt" style:font-weight-complex="normal"/>
    </style:style>
    <style:style style:name="P33" style:family="paragraph" style:parent-style-name="Standard" style:list-style-name="L4">
      <style:text-properties fo:font-size="12pt" style:text-underline-style="none" fo:font-weight="normal" officeooo:rsid="002faf32" officeooo:paragraph-rsid="002faf32" style:font-size-asian="10.5pt" style:font-weight-asian="normal" style:font-size-complex="12pt" style:font-weight-complex="normal"/>
    </style:style>
    <style:style style:name="P34" style:family="paragraph" style:parent-style-name="Standard" style:list-style-name="L4">
      <style:text-properties fo:font-size="12pt" style:text-underline-style="none" fo:font-weight="normal" officeooo:rsid="003175c2" officeooo:paragraph-rsid="003175c2"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3175c2" officeooo:paragraph-rsid="003175c2" style:font-size-asian="10.5pt" style:font-weight-asian="normal" style:font-size-complex="12pt" style:font-weight-complex="normal"/>
    </style:style>
    <style:style style:name="P36" style:family="paragraph" style:parent-style-name="Standard" style:list-style-name="L7">
      <style:text-properties fo:font-size="12pt" style:text-underline-style="none" fo:font-weight="normal" officeooo:rsid="003175c2" officeooo:paragraph-rsid="003175c2" style:font-size-asian="12pt" style:font-weight-asian="normal" style:font-size-complex="12pt" style:font-weight-complex="normal"/>
    </style:style>
    <style:style style:name="P37" style:family="paragraph" style:parent-style-name="Standard" style:list-style-name="L7">
      <style:text-properties fo:font-size="12pt" officeooo:rsid="003175c2" officeooo:paragraph-rsid="003175c2" style:font-size-asian="12pt" style:font-size-complex="12pt"/>
    </style:style>
    <style:style style:name="P38" style:family="paragraph" style:parent-style-name="Standard" style:list-style-name="L7">
      <style:text-properties fo:font-size="12pt" officeooo:rsid="0032dd06" officeooo:paragraph-rsid="0032dd06" style:font-size-asian="12pt" style:font-size-complex="12pt"/>
    </style:style>
    <style:style style:name="P39" style:family="paragraph" style:parent-style-name="Standard">
      <style:text-properties fo:font-size="12pt" officeooo:rsid="0032dd06" officeooo:paragraph-rsid="0032dd06" style:font-size-asian="12pt" style:font-size-complex="12pt"/>
    </style:style>
    <style:style style:name="P40" style:family="paragraph" style:parent-style-name="Standard">
      <style:text-properties fo:font-size="13pt" officeooo:rsid="002c7df4" officeooo:paragraph-rsid="002c7df4" style:font-size-asian="11.3500003814697pt" style:font-size-complex="13pt"/>
    </style:style>
    <style:style style:name="P41" style:family="paragraph" style:parent-style-name="Standard">
      <style:text-properties fo:font-size="14pt" officeooo:rsid="002c7df4" officeooo:paragraph-rsid="002c7df4" style:font-size-asian="12.25pt" style:font-size-complex="14pt"/>
    </style:style>
    <style:style style:name="P42" style:family="paragraph" style:parent-style-name="Standard">
      <style:text-properties fo:font-size="14pt" officeooo:rsid="0032dd06" officeooo:paragraph-rsid="0032dd06" style:font-size-asian="12.25pt" style:font-size-complex="14pt"/>
    </style:style>
    <style:style style:name="P43" style:family="paragraph" style:parent-style-name="Standard">
      <style:text-properties fo:font-size="14pt" style:text-underline-style="none" fo:font-weight="normal" officeooo:rsid="002c7df4" officeooo:paragraph-rsid="002c7df4" style:font-size-asian="12.25pt" style:font-weight-asian="normal" style:font-size-complex="14pt" style:font-weight-complex="normal"/>
    </style:style>
    <style:style style:name="P44" style:family="paragraph" style:parent-style-name="Standard">
      <style:text-properties fo:font-size="14pt" style:text-underline-style="none" fo:font-weight="normal" officeooo:rsid="002e0718" officeooo:paragraph-rsid="002e0718" style:font-size-asian="12.25pt" style:font-weight-asian="normal" style:font-size-complex="14pt" style:font-weight-complex="normal"/>
    </style:style>
    <style:style style:name="P45" style:family="paragraph" style:parent-style-name="Standard">
      <style:text-properties fo:font-size="14pt" style:text-underline-style="none" fo:font-weight="normal" officeooo:rsid="003175c2" officeooo:paragraph-rsid="003175c2" style:font-size-asian="12.25pt" style:font-weight-asian="normal" style:font-size-complex="14pt" style:font-weight-complex="normal"/>
    </style:style>
    <style:style style:name="P46" style:family="paragraph" style:parent-style-name="Standard">
      <style:paragraph-properties fo:break-before="page"/>
      <style:text-properties fo:font-size="16pt" officeooo:rsid="00281f93" officeooo:paragraph-rsid="00281f93" style:font-size-asian="14pt" style:font-size-complex="16pt"/>
    </style:style>
    <style:style style:name="T1" style:family="text">
      <style:text-properties officeooo:rsid="001f79f0"/>
    </style:style>
    <style:style style:name="T2" style:family="text">
      <style:text-properties officeooo:rsid="00216bdb"/>
    </style:style>
    <style:style style:name="T3" style:family="text">
      <style:text-properties fo:font-weight="bold" style:font-weight-asian="bold" style:font-weight-complex="bold"/>
    </style:style>
    <style:style style:name="T4" style:family="text">
      <style:text-properties fo:font-weight="bold" officeooo:rsid="00262de4" style:font-weight-asian="bold" style:font-weight-complex="bold"/>
    </style:style>
    <style:style style:name="T5" style:family="text">
      <style:text-properties fo:font-weight="bold" officeooo:rsid="001ef83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239de" style:font-weight-asian="normal" style:font-weight-complex="normal"/>
    </style:style>
    <style:style style:name="T8" style:family="text">
      <style:text-properties fo:font-weight="normal" officeooo:rsid="0027f418" style:font-weight-asian="normal" style:font-weight-complex="normal"/>
    </style:style>
    <style:style style:name="T9" style:family="text">
      <style:text-properties fo:font-weight="normal" officeooo:rsid="002b753c" style:font-weight-asian="normal" style:font-weight-complex="normal"/>
    </style:style>
    <style:style style:name="T10" style:family="text">
      <style:text-properties officeooo:rsid="00245dc8"/>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style:font-size-asian="10.5pt" style:font-weight-asian="normal" style:font-weight-complex="normal"/>
    </style:style>
    <style:style style:name="T13" style:family="text">
      <style:text-properties style:text-underline-style="none" fo:font-weight="normal" officeooo:rsid="002b753c" style:font-size-asian="10.5pt"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officeooo:rsid="003175c2"/>
    </style:style>
    <style:style style:name="T16" style:family="text">
      <style:text-properties officeooo:rsid="0032dd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notes:</text:p>
      <text:p text:style-name="P1"/>
      <text:p text:style-name="P1">Follow instruction #3 from the gitlab for autoware: <text:a xlink:type="simple" xlink:href="https://gitlab.com/autowarefoundation/autoware.ai/autoware/-/wikis/Generic-x86-Docker" text:style-name="Internet_20_link" text:visited-style-name="Visited_20_Internet_20_Link">link</text:a></text:p>
      <text:list xml:id="list2584433893" text:style-name="L1">
        <text:list-item>
          <text:p text:style-name="P4">git clone into home directory</text:p>
        </text:list-item>
        <text:list-item>
          <text:p text:style-name="P4">cd docker</text:p>
          <text:list>
            <text:list-item>
              <text:p text:style-name="P4">open the ‘dependencies’ file and add the novatel msg depencies</text:p>
              <text:list>
                <text:list-item>
                  <text:p text:style-name="P4">ros-$ROS_DISTRO-novatel-<text:span text:style-name="T1">gps-msgs</text:span></text:p>
                </text:list-item>
                <text:list-item>
                  <text:p text:style-name="P5">ros-$ROS_DISTRO-novatel-<text:span text:style-name="T2">oem7-msgs</text:span></text:p>
                </text:list-item>
              </text:list>
            </text:list-item>
          </text:list>
        </text:list-item>
        <text:list-item>
          <text:p text:style-name="P6">cd docker/generic</text:p>
          <text:list>
            <text:list-item>
              <text:p text:style-name="P7">open build.sh script</text:p>
              <text:list>
                <text:list-item>
                  <text:p text:style-name="P6">added’ –network=host \’ to the docker build command at the end under the ‘–rm \ line’</text:p>
                </text:list-item>
              </text:list>
            </text:list-item>
            <text:list-item>
              <text:p text:style-name="P7">open the run.sh script</text:p>
              <text:list>
                <text:list-item>
                  <text:p text:style-name="P6">where the ‘VOLUMES’ variable is set to add a few different volumes, need to add another line to mount the network files</text:p>
                </text:list-item>
                <text:list-item>
                  <text:p text:style-name="P6">added ‘--volume=/vtti/projects05:/home/autoware/data’ after the last –volume entry</text:p>
                </text:list-item>
                <text:list-item>
                  <text:p text:style-name="P6">takes in path on the left and mounts it to path on the right</text:p>
                </text:list-item>
                <text:list-item>
                  <text:p text:style-name="P6">you can customize this path, BUT the <text:span text:style-name="T3">launch file in ros needs to know what you called it!!</text:span></text:p>
                </text:list-item>
              </text:list>
            </text:list-item>
            <text:list-item>
              <text:p text:style-name="P6">continue to edit the <text:span text:style-name="T3">run.sh </text:span>script</text:p>
              <text:list>
                <text:list-item>
                  <text:p text:style-name="P6">under the ‘docker run \’ command</text:p>
                </text:list-item>
                <text:list-item>
                  <text:p text:style-name="P6">add ‘--net=host \’ if not already there after the ‘--env … \’ calls</text:p>
                </text:list-item>
                <text:list-item>
                  <text:p text:style-name="P6">add ‘--privileged \’ after ‘--net… \’ line</text:p>
                </text:list-item>
                <text:list-item>
                  <text:p text:style-name="P6">add ‘--user=12343 \’ after ‘--privileged \’ call</text:p>
                  <text:list>
                    <text:list-item>
                      <text:p text:style-name="P7">VERY IMPORTANT <text:span text:style-name="T6">this needs to be the users UID (i.e. the UID supplied by the VTTI network for each user, mine is gbeale) can be found by using ‘echo $UID’ in a terminal window</text:span></text:p>
                    </text:list-item>
                    <text:list-item>
                      <text:p text:style-name="P7"><text:span text:style-name="T6">this allows the docker container </text:span><text:span text:style-name="T7">to run with those user privileges, this is important when trying to read from the network, need the right permissions</text:span></text:p>
                    </text:list-item>
                  </text:list>
                </text:list-item>
              </text:list>
            </text:list-item>
            <text:list-item>
              <text:p text:style-name="P8">open the <text:span text:style-name="T3">entrypoint.sh </text:span><text:span text:style-name="T6">script</text:span></text:p>
              <text:list>
                <text:list-item>
                  <text:p text:style-name="P9">comment out the ‘chroot --userspec=autoware:autoware --skip-chdir / "$@"’ if it’s there at the end</text:p>
                </text:list-item>
                <text:list-item>
                  <text:p text:style-name="P9">add ‘export HOME=”/home/autoware/”’ at the end or leave it there if it’s already there</text:p>
                </text:list-item>
                <text:list-item>
                  <text:p text:style-name="P9">add ‘exec “$@”’ after the ‘export...’ line at the end</text:p>
                </text:list-item>
              </text:list>
            </text:list-item>
            <text:list-item>
              <text:p text:style-name="P8"><text:span text:style-name="T6">continue editing the </text:span><text:span text:style-name="T3">entrypoint.sh</text:span><text:span text:style-name="T6"> script</text:span></text:p>
              <text:list>
                <text:list-item>
                  <text:p text:style-name="P9">after the ‘cd /home/autoware/’ line, this is where we can run our script commands to launch our ros nodes</text:p>
                </text:list-item>
                <text:list-item>
                  <text:p text:style-name="P9">this will changes as the code changes, but as of right now:</text:p>
                  <text:list>
                    <text:list-item>
                      <text:p text:style-name="P9">‘source install/setup.bash’ sources autoware</text:p>
                    </text:list-item>
                    <text:list-item>
                      <text:p text:style-name="P9">‘cd Autoware/src/processingCode/’ moves us into my custom autwoare packages with launch files</text:p>
                    </text:list-item>
                    <text:list-item>
                      <text:p text:style-name="P9">‘roslaunch dockerNoEuclid.launch’ launches the ros nodes in autoware that starts the pipeline, replace with the correct launch file</text:p>
                    </text:list-item>
                  </text:list>
                </text:list-item>
                <text:list-item>
                  <text:p text:style-name="P9">this will change as we get the script to loop through all bag files</text:p>
                </text:list-item>
              </text:list>
            </text:list-item>
            <text:list-item>
              <text:p text:style-name="P14">open the <text:span text:style-name="T3">Dockerfile</text:span> in docker/generic</text:p>
              <text:list>
                <text:list-item>
                  <text:p text:style-name="P8">this is where <text:span text:style-name="T10">we will put our code we’ve developed to add on to autoware</text:span></text:p>
                </text:list-item>
                <text:list-item>
                  <text:p text:style-name="P15">this will change as repos change, so make sure were pulling from the right github repository</text:p>
                </text:list-item>
                <text:list-item>
                  <text:p text:style-name="P15"><text:span text:style-name="T3">IMPORTANT</text:span> any changes here in where we download need to be reflected in the entrypoint.sh script and where to launch the files etc…</text:p>
                </text:list-item>
                <text:list-item>
                  <text:p text:style-name="P15">as of right now here are the changes:</text:p>
                  <text:list>
                    <text:list-item>
                      <text:p text:style-name="P15"><text:soft-page-break/>after ‘vs import …. \’ add ‘cd src; \’ to put us in the src folder of the downloaded autoware code</text:p>
                    </text:list-item>
                    <text:list-item>
                      <text:p text:style-name="P15">add ‘git clone https://github.com/bealeg/processingCode.git; \’ to download the processing code I developed for autoware and the pipeline</text:p>
                      <text:list>
                        <text:list-item>
                          <text:p text:style-name="P15">repo url may change as necessary</text:p>
                        </text:list-item>
                      </text:list>
                    </text:list-item>
                    <text:list-item>
                      <text:p text:style-name="P15">after ‘colcon build..’ need to add ‘chmod 777 /home/autoware -R; \’</text:p>
                      <text:list>
                        <text:list-item>
                          <text:p text:style-name="P15">this makes sure everyone can read and write to the docker container home folder </text:p>
                        </text:list-item>
                        <text:list-item>
                          <text:p text:style-name="P15">this often can take <text:span text:style-name="T3">at least an hour to run</text:span><text:span text:style-name="T6"> but is essential to get everything talking correctly to eachother</text:span></text:p>
                        </text:list-item>
                      </text:list>
                    </text:list-item>
                    <text:list-item>
                      <text:p text:style-name="P10">after ‘chmod ...’ add a ‘source /opt/ros/$ROS_DISTRO/setup.bash;’ again</text:p>
                    </text:list-item>
                  </text:list>
                </text:list-item>
              </text:list>
            </text:list-item>
          </text:list>
        </text:list-item>
        <text:list-item>
          <text:p text:style-name="P11">This should be all changes that you need to make to the docker build and run code</text:p>
        </text:list-item>
        <text:list-item>
          <text:p text:style-name="P11">we should be ready to build the images now</text:p>
        </text:list-item>
      </text:list>
      <text:p text:style-name="P1"/>
      <text:p text:style-name="P1">Run <text:span text:style-name="T3">‘./build.sh -c off -</text:span><text:span text:style-name="T4">i excuseme -t 1.0’</text:span></text:p>
      <text:list xml:id="list1690276577" text:style-name="L2">
        <text:list-item>
          <text:p text:style-name="P16">the build script will automatically pick up that we want ros melodic, though you can specify. This project uses melodic</text:p>
        </text:list-item>
        <text:list-item>
          <text:p text:style-name="P16">‘-c off’ indicates that we don’t want to build using CUDA</text:p>
        </text:list-item>
        <text:list-item>
          <text:p text:style-name="P16">‘-i excuseme’ sets the docker image name to ‘excuseme’, need to carry this over to the run script. You can change this however you want.</text:p>
        </text:list-item>
        <text:list-item>
          <text:p text:style-name="P16">‘-t 1.0’ sets the tag prefix for the image, carry this over to the run script, can change this as necessary</text:p>
        </text:list-item>
        <text:list-item>
          <text:p text:style-name="P16">‘-v xxx’ can set the version though the default is ‘master’, this means by default the ‘master’ branch of autoware will be downloaded and installed. This is fine for this project.</text:p>
        </text:list-item>
        <text:list-item>
          <text:p text:style-name="P16">This will build the entire image based on what is needed. The base ros melodic image is built first (as specified in the dokcerfile.base file). This usually takes around 15 to complete build</text:p>
        </text:list-item>
        <text:list-item>
          <text:p text:style-name="P16">Then the autoware image gets built on top of that. Downloading the code into the image is quick, the building of that code will usually take around 19 minutes.</text:p>
        </text:list-item>
        <text:list-item>
          <text:p text:style-name="P18">After that the chmod command will be executed. Unfortunately this takes about an hour to execute.</text:p>
        </text:list-item>
      </text:list>
      <text:p text:style-name="P2"/>
      <text:p text:style-name="P3">Run <text:span text:style-name="T3">‘./run.sh -c off -i excuseme -t 1.0 -s’</text:span></text:p>
      <text:list xml:id="list3553837284" text:style-name="L3">
        <text:list-item>
          <text:p text:style-name="P12">this run script will spin up the entrypoint.sh script with the right docker run attributes we provide</text:p>
        </text:list-item>
        <text:list-item>
          <text:p text:style-name="P17"><text:span text:style-name="T6">‘-</text:span><text:span text:style-name="T8">c off’ indicates we don’t want to run with CUDA</text:span></text:p>
        </text:list-item>
        <text:list-item>
          <text:p text:style-name="P13">‘-i excuseme’ indicates that name of the image (from the build script)</text:p>
        </text:list-item>
        <text:list-item>
          <text:p text:style-name="P13">‘-t 1.0’ indicates the tag prefix of the image (from the build script)</text:p>
        </text:list-item>
        <text:list-item>
          <text:p text:style-name="P13">‘-s’ indicates we don’t want to do the uid modification. The uid modification is supposed to have the docker run with the same uid as the user, but I could not get this to work and have to use the chmod command as a workaround.</text:p>
        </text:list-item>
        <text:list-item>
          <text:p text:style-name="P19"><text:span text:style-name="T6">The run script will run whatever commands are in the entrypoint.sh script</text:span></text:p>
        </text:list-item>
      </text:list>
      <text:p text:style-name="P20"><text:span text:style-name="T6"/></text:p>
      <text:p text:style-name="P20"><text:span text:style-name="T6"/></text:p>
      <text:p text:style-name="P46"><text:span text:style-name="T6">From work with Calvin on running on the cluster</text:span></text:p>
      <text:p text:style-name="P21"><text:span text:style-name="T6"/></text:p>
      <text:p text:style-name="P40"><text:span text:style-name="T6">New Example script that loops through and runs launch files in the docker</text:span></text:p>
      <text:list xml:id="list2208627931" text:style-name="L4">
        <text:list-item>
          <text:p text:style-name="P22"><text:span text:style-name="T6">We created a new script in the /home/gbeale/docker/generic folder called ‘example.sh’</text:span></text:p>
          <text:list>
            <text:list-item>
              <text:p text:style-name="P22"><text:span text:style-name="T6">This script loops through a directory of launch files and roslaunches them</text:span></text:p>
            </text:list-item>
            <text:list-item>
              <text:p text:style-name="P22"><text:span text:style-name="T6">it takes in the directory as an argument</text:span></text:p>
            </text:list-item>
            <text:list-item>
              <text:p text:style-name="P22"><text:span text:style-name="T6">To include this with the docker file (when pushing to a repository) we needed to modify the Dockerfile as follows</text:span></text:p>
              <text:list>
                <text:list-item>
                  <text:p text:style-name="P22"><text:span text:style-name="T6">when COPY ing the entrypoint.sh file removed ‘/tmp/ and just replaced it with ‘/’ (i.e. the home directory in the container)</text:span></text:p>
                </text:list-item>
                <text:list-item>
                  <text:p text:style-name="P22"><text:span text:style-name="T6">added ‘COPY ./example.sh /’ to the end after ‘ENTRYPOINT ["/entrypoint.sh"]’ so the new script will be included when the image is built</text:span></text:p>
                </text:list-item>
              </text:list>
            </text:list-item>
          </text:list>
        </text:list-item>
      </text:list>
      <text:p text:style-name="P21"><text:span text:style-name="T6"/></text:p>
      <text:p text:style-name="P41"><text:span text:style-name="T6">Clean up of entrypoint.sh script</text:span></text:p>
      <text:list xml:id="list134251337617431" text:continue-numbering="true" text:style-name="L4">
        <text:list-item>
          <text:p text:style-name="P23"><text:span text:style-name="T6">We removed the scripting elements I added earlier to entrypoint.sh. It should just export the home folder to /home/autoware and that’s it, should have the ‘interactive shell’ and ‘commands’ still in their</text:span></text:p>
          <text:list>
            <text:list-item>
              <text:p text:style-name="P23"><text:span text:style-name="T6">The scripting I did in their was better off in the ‘example.sh’ script</text:span></text:p>
            </text:list-item>
          </text:list>
        </text:list-item>
      </text:list>
      <text:p text:style-name="P24"><text:span text:style-name="T6"/></text:p>
      <text:p text:style-name="P41"><text:span text:style-name="T6">Rebuild Docker with new script included</text:span></text:p>
      <text:list xml:id="list134251663317275" text:continue-numbering="true" text:style-name="L4">
        <text:list-item>
          <text:p text:style-name="P23"><text:span text:style-name="T6">At this point we built the docker image again. It was a quick build because all we did was change the entrypoint.sh and add/copy the example.sh to the image.</text:span></text:p>
          <text:list>
            <text:list-item>
              <text:p text:style-name="P23"><text:span text:style-name="T6">Can use the usual </text:span><text:span text:style-name="T5">‘./build.sh -c off -</text:span><text:span text:style-name="T4">i excuseme -t 1.0’ </text:span><text:span text:style-name="T6">command to build it</text:span></text:p>
            </text:list-item>
            <text:list-item>
              <text:p text:style-name="P23"><text:span text:style-name="T6">we don’t really need to worry about running it anymore since we are mostly concerned about sending it to the cluster instead.</text:span></text:p>
            </text:list-item>
            <text:list-item>
              <text:p text:style-name="P25"><text:span text:style-name="T6">Any future changes in the ros code will require a rebuild of autoware packages, everything else should be quick. </text:span><text:span text:style-name="T9">Launch files will need to be changed if new packages or nodes are used using the python script</text:span></text:p>
            </text:list-item>
          </text:list>
        </text:list-item>
      </text:list>
      <text:p text:style-name="P24"><text:span text:style-name="T6"/></text:p>
      <text:p text:style-name="P41"><text:span text:style-name="T6">Auto generate launch scripts file paths</text:span></text:p>
      <text:list xml:id="list134251445801702" text:continue-numbering="true" text:style-name="L4">
        <text:list-item>
          <text:p text:style-name="P26"><text:span text:style-name="T6">I created a python script that generates launch files based on the nodes we need to run on the cluster (no visualization, no rviz stuff)</text:span></text:p>
          <text:list>
            <text:list-item>
              <text:p text:style-name="P26"><text:span text:style-name="T6">See the python script for details</text:span></text:p>
            </text:list-item>
            <text:list-item>
              <text:p text:style-name="P26"><text:span text:style-name="T6">File paths need to be specified for where the snipped merge bag files are, where they are mounted in the container, and where the csv output files need to be.</text:span></text:p>
              <text:list>
                <text:list-item>
                  <text:p text:style-name="P26"><text:span text:style-name="T6">In this way launch files can be generated to run locally with autoware and no docker, to run locally on docker, and to run on the cluster with output on the cluster</text:span></text:p>
                </text:list-item>
                <text:list-item>
                  <text:p text:style-name="P28"><text:span text:style-name="T6">once genetated put the docker launch files on the vtti project network in the working directory</text:span></text:p>
                </text:list-item>
              </text:list>
            </text:list-item>
            <text:list-item>
              <text:p text:style-name="P26"><text:span text:style-name="T6">I modified the csv generator nodes to take in a parameter that defines where the csv’s will be written to allow for flexibility</text:span></text:p>
            </text:list-item>
          </text:list>
        </text:list-item>
      </text:list>
      <text:p text:style-name="P27"><text:span text:style-name="T6"/></text:p>
      <text:p text:style-name="P41"><text:span text:style-name="T6">Push docker image to repository on gitlab</text:span></text:p>
      <text:list xml:id="list134252282328818" text:continue-numbering="true" text:style-name="L4">
        <text:list-item>
          <text:p text:style-name="P26"><text:span text:style-name="T6">The next step we needed to do was put the docker image up on a repository so it could be eventually pulled onto the cluster to run</text:span></text:p>
          <text:list>
            <text:list-item>
              <text:p text:style-name="P26"><text:span text:style-name="T6">We generated the access tokens on my gitlab user for vtti (gbeale) saved locally on my linux cpu</text:span></text:p>
              <text:list>
                <text:list-item>
                  <text:p text:style-name="P26"><text:span text:style-name="T6">This allows for easier pushing and pulling to the gitlab registry</text:span></text:p>
                </text:list-item>
              </text:list>
            </text:list-item>
            <text:list-item>
              <text:p text:style-name="P26"><text:span text:style-name="T6">We first needed to login to the docker registry using ‘</text:span><text:span text:style-name="T3">docker login registry.gitlab.vtti.vt.edu</text:span><text:span text:style-name="T6">’</text:span></text:p>
              <text:list>
                <text:list-item>
                  <text:p text:style-name="P26"><text:span text:style-name="T6">input my username and paste the token as a password</text:span></text:p>
                </text:list-item>
              </text:list>
            </text:list-item>
            <text:list-item>
              <text:p text:style-name="P26"><text:soft-page-break/><text:span text:style-name="T6">We then needed to tag the docker image properly in the registry by running the following: ‘</text:span><text:span text:style-name="T14">docker tag excuseme:1.0-melodic registry.gitlab.vtti.vt.edu/cavs/projects/excuse_me/lidar-processing/lidarpostprocessing/excuseme:1.0-melodic’</text:span></text:p>
              <text:list>
                <text:list-item>
                  <text:p text:style-name="P30">this names the image ‘1.0-melodic’</text:p>
                </text:list-item>
              </text:list>
            </text:list-item>
            <text:list-item>
              <text:p text:style-name="P30">Once we’ve properly tagged it we can push to the gitlab repository</text:p>
              <text:list>
                <text:list-item>
                  <text:p text:style-name="P30">run ‘<text:span text:style-name="T3">docker push registry.gitlab.vtti.vt.edu/cavs/projects/excuse_me/lidar-processing/lidarpostprocessing/excuseme:1.0-melodic’</text:span></text:p>
                </text:list-item>
                <text:list-item>
                  <text:p text:style-name="P30">this actually pushes it to the gitlab container repository</text:p>
                </text:list-item>
              </text:list>
            </text:list-item>
          </text:list>
        </text:list-item>
      </text:list>
      <text:p text:style-name="P31"/>
      <text:p text:style-name="P44">Separate launch files into batches</text:p>
      <text:list xml:id="list1525716865" text:style-name="L6">
        <text:list-item>
          <text:p text:style-name="P32">To break down the parallelization of running the launch files on the cluster we decided its easiest to just break up the lunch files into some number around 10 in each folder on the network</text:p>
          <text:list>
            <text:list-item>
              <text:p text:style-name="P32">this way a cluster job can be spun up and run on that folder</text:p>
            </text:list-item>
            <text:list-item>
              <text:p text:style-name="P32">to do this we need to take the launch files (not separated into folders) and actually separate them into folders</text:p>
              <text:list>
                <text:list-item>
                  <text:p text:style-name="P32">to do this run ‘<text:span text:style-name="T3">find ../EuclidTrackRecordDockerCluster/ -type f -name '*.launch' | xargs -n 9 --process-slot-var=job -P 200 bash -c 'mkdir $job; cp $@ $job; sleep 10</text:span>'</text:p>
                </text:list-item>
                <text:list-item>
                  <text:p text:style-name="P32">this looks for launch files in the specified directory separates them into folders of about 9.</text:p>
                </text:list-item>
                <text:list-item>
                  <text:p text:style-name="P32">We would run this in the folder we want the launch files to be written into. So whatever folder the raw launch files are in, pass that into the command after the ‘find’ tag</text:p>
                </text:list-item>
                <text:list-item>
                  <text:p text:style-name="P32">Calvin said make sure the -P value is bigger than the -n value</text:p>
                </text:list-item>
              </text:list>
            </text:list-item>
            <text:list-item>
              <text:p text:style-name="P32">Now the launch file are separated into folders</text:p>
            </text:list-item>
          </text:list>
        </text:list-item>
      </text:list>
      <text:p text:style-name="P43"/>
      <text:p text:style-name="P43">Pull repository onto deepthought cluster</text:p>
      <text:list xml:id="list134251268064766" text:continue-list="list134252282328818" text:style-name="L4">
        <text:list-item>
          <text:p text:style-name="P30">Next we need to start getting deepthough ready to use the docker image</text:p>
          <text:list>
            <text:list-item>
              <text:p text:style-name="P30">The idea is to pull the docker image into the scratch folder and use singularity to run it (not userdocker)</text:p>
              <text:list>
                <text:list-item>
                  <text:p text:style-name="P30">this way the docker image can live in that scratch folder and not need to be downloaded from gitlab every time we spin up a node on the cluster</text:p>
                </text:list-item>
              </text:list>
            </text:list-item>
            <text:list-item>
              <text:p text:style-name="P33">cd into /vtti/scratch/gbeale</text:p>
            </text:list-item>
            <text:list-item>
              <text:p text:style-name="P33">run ‘<text:span text:style-name="T3">singularity pull --docker-login docker://registry.gitlab.vtti.vt.edu/cavs/projects/excuse_me/lidar-processing/lidarpostprocessing/excuseme:1.0-melodic</text:span>’ </text:p>
              <text:list>
                <text:list-item>
                  <text:p text:style-name="P33">put in user name and pasted access token as necessary</text:p>
                </text:list-item>
                <text:list-item>
                  <text:p text:style-name="P33">you may need to try docker login first</text:p>
                </text:list-item>
              </text:list>
            </text:list-item>
            <text:list-item>
              <text:p text:style-name="P33">This should start to pull that image into the scratch/gbeale folder</text:p>
            </text:list-item>
            <text:list-item>
              <text:p text:style-name="P33">Next step is to build the singularity image</text:p>
            </text:list-item>
            <text:list-item>
              <text:p text:style-name="P33"><text:span text:style-name="T15">run ‘</text:span><text:span text:style-name="T3">singularity build excuseme-v1.0-melodic.simg docker://registry.gitlab.vtti.vt.edu/cavs/projects/excuse_me/lidar-processing/lidarpostprocessing/excuseme</text:span>’</text:p>
              <text:list>
                <text:list-item>
                  <text:p text:style-name="P34">you can specify the name after the build word</text:p>
                </text:list-item>
                <text:list-item>
                  <text:p text:style-name="P34">this should build our docker image with singularity</text:p>
                </text:list-item>
              </text:list>
            </text:list-item>
          </text:list>
        </text:list-item>
      </text:list>
      <text:p text:style-name="P35"/>
      <text:p text:style-name="P45">Create Batch file that spins up the image</text:p>
      <text:list xml:id="list3002315796" text:style-name="L7">
        <text:list-item>
          <text:p text:style-name="P36">next we need to create a batch file that actually runs the image on the cluster</text:p>
        </text:list-item>
        <text:list-item>
          <text:p text:style-name="P36">this file is called something_batch.sh and is in the /vtti/scratch/gbeale folder on the cluster</text:p>
          <text:list>
            <text:list-item>
              <text:p text:style-name="P36">takes in one argument which is the folder of the batch of launch files we want to run through</text:p>
            </text:list-item>
            <text:list-item>
              <text:p text:style-name="P36"><text:soft-page-break/>loads singularity</text:p>
            </text:list-item>
            <text:list-item>
              <text:p text:style-name="P36">picks a random port for the ROS MASTER</text:p>
            </text:list-item>
            <text:list-item>
              <text:p text:style-name="P36">uses singularity run command to start the process</text:p>
              <text:list>
                <text:list-item>
                  <text:p text:style-name="P36">‘<text:span text:style-name="T3">singularity run --writable-tmpfs -B /vtti:/vtti -B /vtti/projects05:/home/autoware/data <text:s/>excuseme_1.0-melodic.sif bash -c 'ROS_LOG_DIR=/tmp/roslog /example.sh '$1</text:span>’</text:p>
                </text:list-item>
                <text:list-item>
                  <text:p text:style-name="P36">We has some issues where we needed no make a writable tmpfs file system and point the ROS_LOG_DIR to a writable directory</text:p>
                </text:list-item>
                <text:list-item>
                  <text:p text:style-name="P36">-B mounts the folders to the right places</text:p>
                </text:list-item>
                <text:list-item>
                  <text:p text:style-name="P36">we give it the name of the singularity image file</text:p>
                </text:list-item>
                <text:list-item>
                  <text:p text:style-name="P36">and in the bash -c we give it some commands</text:p>
                </text:list-item>
                <text:list-item>
                  <text:p text:style-name="P36">$1 will correspond to the folder of the launch files passed in from the commandline</text:p>
                </text:list-item>
              </text:list>
            </text:list-item>
          </text:list>
        </text:list-item>
        <text:list-item>
          <text:p text:style-name="P36">once this batch file is ready we can run it from the commandline <text:span text:style-name="T16">using:</text:span></text:p>
          <text:list>
            <text:list-item>
              <text:p text:style-name="P37"><text:span text:style-name="T11">‘</text:span><text:span text:style-name="T14">sbatch -n 2 something_batch.sh /vtti/projects05/460966/Working/LaunchScripts/launchScriptExamples/EuclidDockerClusterChunked/0</text:span><text:span text:style-name="T13">’</text:span></text:p>
            </text:list-item>
            <text:list-item>
              <text:p text:style-name="P38"><text:span text:style-name="T13">t</text:span><text:span text:style-name="T12">his will only run through that folders launch files though</text:span></text:p>
            </text:list-item>
            <text:list-item>
              <text:p text:style-name="P38"><text:span text:style-name="T12">use sbatch command to launch it (slurm)</text:span></text:p>
            </text:list-item>
            <text:list-item>
              <text:p text:style-name="P38"><text:span text:style-name="T12">-n specifies how many cores</text:span></text:p>
            </text:list-item>
            <text:list-item>
              <text:p text:style-name="P38"><text:span text:style-name="T12">provide it with thte actual batch script</text:span></text:p>
            </text:list-item>
            <text:list-item>
              <text:p text:style-name="P38"><text:span text:style-name="T12">provide argument to script (i.e. the folder of launch files)</text:span></text:p>
            </text:list-item>
          </text:list>
        </text:list-item>
      </text:list>
      <text:p text:style-name="P39"><text:span text:style-name="T12"/></text:p>
      <text:p text:style-name="P42"><text:span text:style-name="T11">Generate sbatch commands for all the launch file folders</text:span></text:p>
      <text:list xml:id="list1639729482" text:style-name="L8">
        <text:list-item>
          <text:p text:style-name="P29"><text:span text:style-name="T11">to process all the launch files in their folders we need to run that sbatch command for however many folders there are</text:span></text:p>
        </text:list-item>
        <text:list-item>
          <text:p text:style-name="P29"><text:span text:style-name="T11">We can do that in one commandline:</text:span></text:p>
          <text:list>
            <text:list-item>
              <text:p text:style-name="P29"><text:span text:style-name="T11">‘</text:span><text:span text:style-name="T14">find /vtti/projects05/460966/Working/LaunchScripts/launchScriptExamples/EuclidDockerClusterChunked/ -maxdepth 1 -mindepth 1 | xargs -n 1 -t sbatch -n 2 something_batch.sh</text:span><text:span text:style-name="T11">’</text:span></text:p>
            </text:list-item>
            <text:list-item>
              <text:p text:style-name="P29"><text:span text:style-name="T11">this finds all the folders with the launch files and then, using xargs, launches that sbatch command with that folder</text:span></text:p>
              <text:list>
                <text:list-item>
                  <text:p text:style-name="P29"><text:span text:style-name="T11">still using -n 2 for 2 cores</text:span></text:p>
                </text:list-item>
                <text:list-item>
                  <text:p text:style-name="P29"><text:span text:style-name="T11">for xargs echos the output so we see what jobs we are submitting</text:span></text:p>
                </text:list-item>
              </text:list>
            </text:list-item>
          </text:list>
        </text:list-item>
        <text:list-item>
          <text:p text:style-name="P29"><text:span text:style-name="T11">So with that command we just pushed x amount of jobs to the cluster (corresponding to the number of the launch file folders.</text:span></text:p>
        </text:list-item>
      </text:list>
      <text:p text:style-name="P2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16:55:02.783613480</meta:creation-date>
    <dc:date>2021-09-30T18:53:28.124370304</dc:date>
    <meta:editing-duration>PT18H41M11S</meta:editing-duration>
    <meta:editing-cycles>7</meta:editing-cycles>
    <meta:generator>LibreOffice/6.0.7.3$Linux_X86_64 LibreOffice_project/00m0$Build-3</meta:generator>
    <meta:document-statistic meta:table-count="0" meta:image-count="0" meta:object-count="0" meta:page-count="5" meta:paragraph-count="147" meta:word-count="2169" meta:character-count="12428" meta:non-whitespace-character-count="10549"/>
  </office:meta>
</office:document-meta>
</file>